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diou, Number</text:p>
      <text:p text:style-name="Standard"/>
      <text:p text:style-name="Standard">Essentially, a Number is a fragment sectioned from a natural multiplicity; a multiplicity thought, as ordinal, in tis being qua being. 2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3-02-11T13:29:26</meta:creation-date>
    <dc:date>2013-02-11T13:29:56</dc:date>
    <dc:creator>adrian </dc:creator>
    <meta:editing-duration>P0D</meta:editing-duration>
    <meta:editing-cycles>1</meta:editing-cycles>
    <meta:document-statistic meta:table-count="0" meta:image-count="0" meta:object-count="0" meta:page-count="1" meta:paragraph-count="2" meta:word-count="24" meta:character-count="152" meta:non-whitespace-character-count="130"/>
    <meta:generator>LibreOffice/3.5$Linux_X86_64 LibreOffice_project/350m1$Build-2</meta:generator>
  </office:meta>
</office:document-meta>
</file>